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ff949" officeooo:paragraph-rsid="000ff949"/>
    </style:style>
    <style:style style:name="P2" style:family="paragraph" style:parent-style-name="Text_20_body">
      <style:text-properties officeooo:rsid="00112bab" officeooo:paragraph-rsid="001302ee"/>
    </style:style>
    <style:style style:name="P3" style:family="paragraph" style:parent-style-name="Text_20_body">
      <style:text-properties style:text-underline-style="none" officeooo:rsid="001371d5" officeooo:paragraph-rsid="001371d5"/>
    </style:style>
    <style:style style:name="P4" style:family="paragraph" style:parent-style-name="Text_20_body">
      <style:text-properties style:text-underline-style="none" officeooo:rsid="00181e0a" officeooo:paragraph-rsid="00181e0a"/>
    </style:style>
    <style:style style:name="P5" style:family="paragraph" style:parent-style-name="Text_20_body">
      <style:text-properties style:text-underline-style="none" officeooo:rsid="0018fc44" officeooo:paragraph-rsid="0018fc44"/>
    </style:style>
    <style:style style:name="P6" style:family="paragraph" style:parent-style-name="Text_20_body">
      <style:text-properties style:text-underline-style="none" officeooo:rsid="001be4fa" officeooo:paragraph-rsid="001be4fa"/>
    </style:style>
    <style:style style:name="P7" style:family="paragraph" style:parent-style-name="Text_20_body">
      <style:text-properties style:text-underline-style="none" officeooo:rsid="001de0fb" officeooo:paragraph-rsid="001de0fb"/>
    </style:style>
    <style:style style:name="P8" style:family="paragraph" style:parent-style-name="Text_20_body">
      <style:text-properties style:text-underline-style="none" officeooo:rsid="001f12ff" officeooo:paragraph-rsid="001f12ff"/>
    </style:style>
    <style:style style:name="P9" style:family="paragraph" style:parent-style-name="Text_20_body">
      <style:text-properties style:text-underline-style="none" officeooo:rsid="001f7b99" officeooo:paragraph-rsid="001f7b99"/>
    </style:style>
    <style:style style:name="P10" style:family="paragraph" style:parent-style-name="Text_20_body">
      <style:text-properties style:text-underline-style="none" officeooo:rsid="001fe817" officeooo:paragraph-rsid="001fe817"/>
    </style:style>
    <style:style style:name="P11" style:family="paragraph" style:parent-style-name="Text_20_body">
      <style:text-properties style:text-underline-style="none" officeooo:rsid="0021ae96" officeooo:paragraph-rsid="0021ae96"/>
    </style:style>
    <style:style style:name="P12" style:family="paragraph" style:parent-style-name="Text_20_body">
      <style:text-properties style:text-underline-style="none" fo:font-weight="normal" officeooo:rsid="0023bb53" officeooo:paragraph-rsid="0023bb53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26550b" officeooo:paragraph-rsid="0026550b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29d633" officeooo:paragraph-rsid="0029d633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2b98b6" officeooo:paragraph-rsid="002b98b6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2ec0f7" officeooo:paragraph-rsid="002ec0f7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30c4c6" officeooo:paragraph-rsid="0030c4c6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340842" officeooo:paragraph-rsid="00353559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353559" officeooo:paragraph-rsid="00353559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36d9ef" officeooo:paragraph-rsid="0036d9ef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37432b" officeooo:paragraph-rsid="0037432b" style:font-weight-asian="normal" style:font-weight-complex="normal"/>
    </style:style>
    <style:style style:name="P22" style:family="paragraph" style:parent-style-name="Text_20_body">
      <style:text-properties style:text-underline-style="none" fo:font-weight="normal" officeooo:rsid="003923b0" officeooo:paragraph-rsid="003923b0" style:font-weight-asian="normal" style:font-weight-complex="normal"/>
    </style:style>
    <style:style style:name="P23" style:family="paragraph" style:parent-style-name="Text_20_body">
      <style:text-properties style:text-underline-style="solid" style:text-underline-width="auto" style:text-underline-color="font-color" officeooo:rsid="0018fc44" officeooo:paragraph-rsid="0018fc44"/>
    </style:style>
    <style:style style:name="P24" style:family="paragraph" style:parent-style-name="Text_20_body">
      <style:text-properties style:text-underline-style="solid" style:text-underline-width="auto" style:text-underline-color="font-color" officeooo:rsid="001aeae0" officeooo:paragraph-rsid="001aeae0"/>
    </style:style>
    <style:style style:name="P25" style:family="paragraph" style:parent-style-name="Text_20_body">
      <style:text-properties style:text-underline-style="solid" style:text-underline-width="auto" style:text-underline-color="font-color" officeooo:rsid="001f12ff" officeooo:paragraph-rsid="001f12ff"/>
    </style:style>
    <style:style style:name="P26" style:family="paragraph" style:parent-style-name="Text_20_body">
      <style:text-properties style:text-underline-style="solid" style:text-underline-width="auto" style:text-underline-color="font-color" officeooo:rsid="0021ae96" officeooo:paragraph-rsid="0021ae96"/>
    </style:style>
    <style:style style:name="P27" style:family="paragraph" style:parent-style-name="Text_20_body">
      <style:text-properties style:text-underline-style="solid" style:text-underline-width="auto" style:text-underline-color="font-color" officeooo:rsid="0023bb53" officeooo:paragraph-rsid="0023bb53"/>
    </style:style>
    <style:style style:name="P28" style:family="paragraph" style:parent-style-name="Text_20_body">
      <style:text-properties style:text-underline-style="solid" style:text-underline-width="auto" style:text-underline-color="font-color" fo:font-weight="normal" officeooo:rsid="00268be1" officeooo:paragraph-rsid="00268be1" style:font-weight-asian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normal" officeooo:rsid="0024751c" officeooo:paragraph-rsid="0024751c" style:font-weight-asian="normal" style:font-weight-complex="normal"/>
    </style:style>
    <style:style style:name="P30" style:family="paragraph" style:parent-style-name="Text_20_body">
      <style:text-properties style:text-underline-style="solid" style:text-underline-width="auto" style:text-underline-color="font-color" fo:font-weight="normal" officeooo:rsid="0029d633" officeooo:paragraph-rsid="0029d633" style:font-weight-asian="normal" style:font-weight-complex="normal"/>
    </style:style>
    <style:style style:name="P31" style:family="paragraph" style:parent-style-name="Text_20_body">
      <style:text-properties style:text-underline-style="solid" style:text-underline-width="auto" style:text-underline-color="font-color" fo:font-weight="normal" officeooo:rsid="00329119" officeooo:paragraph-rsid="00329119" style:font-weight-asian="normal" style:font-weight-complex="normal"/>
    </style:style>
    <style:style style:name="P32" style:family="paragraph" style:parent-style-name="Text_20_body">
      <style:text-properties style:text-underline-style="solid" style:text-underline-width="auto" style:text-underline-color="font-color" fo:font-weight="normal" officeooo:rsid="0033753b" officeooo:paragraph-rsid="0033753b" style:font-weight-asian="normal" style:font-weight-complex="normal"/>
    </style:style>
    <style:style style:name="P33" style:family="paragraph" style:parent-style-name="Text_20_body">
      <style:text-properties style:text-underline-style="solid" style:text-underline-width="auto" style:text-underline-color="font-color" fo:font-weight="normal" officeooo:rsid="0036d9ef" officeooo:paragraph-rsid="0036d9ef" style:font-weight-asian="normal" style:font-weight-complex="normal"/>
    </style:style>
    <style:style style:name="P34" style:family="paragraph" style:parent-style-name="Text_20_body">
      <style:text-properties officeooo:rsid="00286f66" officeooo:paragraph-rsid="00286f66"/>
    </style:style>
    <style:style style:name="P35" style:family="paragraph" style:parent-style-name="Text_20_body">
      <style:text-properties officeooo:paragraph-rsid="003aca80"/>
    </style:style>
    <style:style style:name="P36" style:family="paragraph" style:parent-style-name="Text_20_body">
      <style:text-properties officeooo:rsid="003dcd80" officeooo:paragraph-rsid="003dcd80"/>
    </style:style>
    <style:style style:name="P37" style:family="paragraph" style:parent-style-name="Title">
      <style:text-properties officeooo:rsid="000ff949" officeooo:paragraph-rsid="000ff949"/>
    </style:style>
    <style:style style:name="P38" style:family="paragraph" style:parent-style-name="Text_20_body" style:list-style-name="L1">
      <style:text-properties style:text-underline-style="none" officeooo:rsid="0018fc44" officeooo:paragraph-rsid="0018fc44"/>
    </style:style>
    <style:style style:name="P39" style:family="paragraph" style:parent-style-name="Text_20_body" style:list-style-name="L2">
      <style:text-properties style:text-underline-style="none" officeooo:rsid="001be4fa" officeooo:paragraph-rsid="001be4fa"/>
    </style:style>
    <style:style style:name="P40" style:family="paragraph" style:parent-style-name="Text_20_body" style:list-style-name="L2">
      <style:text-properties style:text-underline-style="none" officeooo:rsid="001c6f61" officeooo:paragraph-rsid="001c6f61"/>
    </style:style>
    <style:style style:name="P41" style:family="paragraph" style:parent-style-name="Text_20_body" style:list-style-name="L2">
      <style:text-properties style:text-underline-style="none" officeooo:rsid="001de0fb" officeooo:paragraph-rsid="001de0fb"/>
    </style:style>
    <style:style style:name="P42" style:family="paragraph" style:parent-style-name="Text_20_body" style:list-style-name="L3">
      <style:text-properties style:text-underline-style="none" fo:font-weight="normal" officeooo:rsid="0026550b" officeooo:paragraph-rsid="0026550b" style:font-weight-asian="normal" style:font-weight-complex="normal"/>
    </style:style>
    <style:style style:name="P43" style:family="paragraph" style:parent-style-name="Text_20_body" style:list-style-name="L4">
      <style:text-properties style:text-underline-style="none" fo:font-weight="normal" officeooo:rsid="0026ee08" officeooo:paragraph-rsid="0026ee08" style:font-weight-asian="normal" style:font-weight-complex="normal"/>
    </style:style>
    <style:style style:name="P44" style:family="paragraph" style:parent-style-name="Text_20_body">
      <style:text-properties style:text-underline-style="none" fo:font-weight="normal" officeooo:rsid="00353559" officeooo:paragraph-rsid="00353559" style:font-weight-asian="normal" style:font-weight-complex="normal"/>
    </style:style>
    <style:style style:name="P45" style:family="paragraph" style:parent-style-name="Text_20_body" style:list-style-name="L5">
      <style:text-properties style:text-underline-style="none" fo:font-weight="normal" officeooo:rsid="00353559" officeooo:paragraph-rsid="00353559" style:font-weight-asian="normal" style:font-weight-complex="normal"/>
    </style:style>
    <style:style style:name="P46" style:family="paragraph" style:parent-style-name="Text_20_body">
      <style:text-properties style:text-underline-style="solid" style:text-underline-width="auto" style:text-underline-color="font-color" fo:font-weight="normal" officeooo:rsid="00353559" officeooo:paragraph-rsid="00353559" style:font-weight-asian="normal" style:font-weight-complex="normal"/>
    </style:style>
    <style:style style:name="P47" style:family="paragraph" style:parent-style-name="Text_20_body">
      <style:text-properties fo:font-style="italic" style:text-underline-style="none" fo:font-weight="normal" officeooo:rsid="0031dbd2" officeooo:paragraph-rsid="0031dbd2" style:font-style-asian="italic" style:font-weight-asian="normal" style:font-style-complex="italic" style:font-weight-complex="normal"/>
    </style:style>
    <style:style style:name="P48" style:family="paragraph" style:parent-style-name="Text_20_body" style:list-style-name="L5">
      <style:text-properties fo:font-style="italic" style:text-underline-style="none" fo:font-weight="bold" officeooo:rsid="00353559" officeooo:paragraph-rsid="00353559" style:font-style-asian="italic" style:font-weight-asian="bold" style:font-style-complex="italic" style:font-weight-complex="bold"/>
    </style:style>
    <style:style style:name="T1" style:family="text">
      <style:text-properties officeooo:rsid="001302e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302ee"/>
    </style:style>
    <style:style style:name="T4" style:family="text">
      <style:text-properties style:text-underline-style="solid" style:text-underline-width="auto" style:text-underline-color="font-color" officeooo:rsid="0016a1b8"/>
    </style:style>
    <style:style style:name="T5" style:family="text">
      <style:text-properties style:text-underline-style="solid" style:text-underline-width="auto" style:text-underline-color="font-color" officeooo:rsid="0023bb53"/>
    </style:style>
    <style:style style:name="T6" style:family="text">
      <style:text-properties style:text-underline-style="solid" style:text-underline-width="auto" style:text-underline-color="font-color" officeooo:rsid="002a3be4"/>
    </style:style>
    <style:style style:name="T7" style:family="text">
      <style:text-properties style:text-underline-style="solid" style:text-underline-width="auto" style:text-underline-color="font-color" fo:font-weight="bold" officeooo:rsid="002a3be4" style:font-weight-asian="bold" style:font-weight-complex="bold"/>
    </style:style>
    <style:style style:name="T8" style:family="text">
      <style:text-properties officeooo:rsid="001425af"/>
    </style:style>
    <style:style style:name="T9" style:family="text">
      <style:text-properties officeooo:rsid="00150e0c"/>
    </style:style>
    <style:style style:name="T10" style:family="text">
      <style:text-properties officeooo:rsid="0016a1b8"/>
    </style:style>
    <style:style style:name="T11" style:family="text">
      <style:text-properties officeooo:rsid="0017c096"/>
    </style:style>
    <style:style style:name="T12" style:family="text">
      <style:text-properties officeooo:rsid="0022bc09"/>
    </style:style>
    <style:style style:name="T13" style:family="text">
      <style:text-properties officeooo:rsid="0023bb53"/>
    </style:style>
    <style:style style:name="T14" style:family="text">
      <style:text-properties officeooo:rsid="0024751c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6ee08" style:font-weight-asian="normal" style:font-weight-complex="normal"/>
    </style:style>
    <style:style style:name="T17" style:family="text">
      <style:text-properties style:text-underline-style="none" fo:font-weight="normal" officeooo:rsid="003aca80" style:font-weight-asian="normal" style:font-weight-complex="normal"/>
    </style:style>
    <style:style style:name="T18" style:family="text">
      <style:text-properties style:text-underline-style="none" fo:font-weight="normal" officeooo:rsid="003c13c8" style:font-weight-asian="normal" style:font-weight-complex="normal"/>
    </style:style>
    <style:style style:name="T19" style:family="text">
      <style:text-properties officeooo:rsid="002a3be4"/>
    </style:style>
    <style:style style:name="T20" style:family="text">
      <style:text-properties officeooo:rsid="002cf62b"/>
    </style:style>
    <style:style style:name="T21" style:family="text">
      <style:text-properties officeooo:rsid="002f0d48"/>
    </style:style>
    <style:style style:name="T22" style:family="text">
      <style:text-properties officeooo:rsid="00308871"/>
    </style:style>
    <style:style style:name="T23" style:family="text">
      <style:text-properties officeooo:rsid="00340842"/>
    </style:style>
    <style:style style:name="T24" style:family="text">
      <style:text-properties officeooo:rsid="0038d544"/>
    </style:style>
    <style:style style:name="T25" style:family="text">
      <style:text-properties officeooo:rsid="003aca8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50e0c" style:font-style-asian="italic" style:font-style-complex="italic"/>
    </style:style>
    <style:style style:name="T28" style:family="text">
      <style:text-properties fo:font-style="italic" officeooo:rsid="001425af" style:font-style-asian="italic" style:font-style-complex="italic"/>
    </style:style>
    <style:style style:name="T29" style:family="text">
      <style:text-properties fo:font-style="italic" officeooo:rsid="0016a1b8" style:font-style-asian="italic" style:font-style-complex="italic"/>
    </style:style>
    <style:style style:name="T30" style:family="text">
      <style:text-properties fo:font-style="italic" officeooo:rsid="0022bc09" style:font-style-asian="italic" style:font-style-complex="italic"/>
    </style:style>
    <style:style style:name="T31" style:family="text">
      <style:text-properties fo:font-style="italic" officeooo:rsid="0024751c" style:font-style-asian="italic" style:font-style-complex="italic"/>
    </style:style>
    <style:style style:name="T32" style:family="text">
      <style:text-properties fo:font-style="italic" officeooo:rsid="002a3be4" style:font-style-asian="italic" style:font-style-complex="italic"/>
    </style:style>
    <style:style style:name="T33" style:family="text">
      <style:text-properties fo:font-style="italic" officeooo:rsid="00308871" style:font-style-asian="italic" style:font-style-complex="italic"/>
    </style:style>
    <style:style style:name="T34" style:family="text">
      <style:text-properties fo:font-style="italic" officeooo:rsid="0038d544" style:font-style-asian="italic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150e0c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1425af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16a1b8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22bc09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24751c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2a3be4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08871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38d544" style:font-style-asian="italic" style:font-weight-asian="bold" style:font-style-complex="italic" style:font-weight-complex="bold"/>
    </style:style>
    <style:style style:name="T44" style:family="text">
      <style:text-properties fo:font-style="italic" style:text-underline-style="solid" style:text-underline-width="auto" style:text-underline-color="font-color" fo:font-weight="bold" officeooo:rsid="002a3be4" style:font-style-asian="italic" style:font-weight-asian="bold" style:font-style-complex="italic" style:font-weight-complex="bold"/>
    </style:style>
    <style:style style:name="T45" style:family="text">
      <style:text-properties fo:font-style="italic" style:text-underline-style="solid" style:text-underline-width="auto" style:text-underline-color="font-color" officeooo:rsid="002a3be4" style:font-style-asian="italic" style:font-style-complex="italic"/>
    </style:style>
    <style:style style:name="T46" style:family="text">
      <style:text-properties fo:font-style="normal" officeooo:rsid="0038d544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fo:font-weight="bold" officeooo:rsid="002a3be4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solid" style:text-underline-width="auto" style:text-underline-color="font-color" officeooo:rsid="002a3be4" style:font-style-asian="normal" style:font-style-complex="normal"/>
    </style:style>
    <style:style style:name="T49" style:family="text">
      <style:text-properties fo:font-style="normal" fo:font-weight="bold" officeooo:rsid="0038d544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Virtualization</text:p>
      <text:p text:style-name="P1">Paging: Faster Translations (TLBs)</text:p>
      <text:p text:style-name="P2">Using paging as the core mechanism to support virtual memory can lead to high performance overheads. <text:span text:style-name="T1">Going to memory for translation information before every instruction fetch or explicit load or store is prohibitively slow.</text:span></text:p>
      <text:p text:style-name="P2"><text:s/><text:span text:style-name="T3">Crux: How Do We Speed Up Address Translation?</text:span></text:p>
      <text:p text:style-name="P3">When we want to do something fast, the OS usually takes help from hardware. <text:span text:style-name="T8">We add a </text:span><text:span text:style-name="T37">Translation Lookaside Buffer (TLB)</text:span><text:span text:style-name="T8">. </text:span><text:span text:style-name="T9">A </text:span><text:span text:style-name="T36">TLB</text:span><text:span text:style-name="T9"> is part of the chip’s </text:span><text:span text:style-name="T36">memory management unit (MMU)</text:span><text:span text:style-name="T9">. </text:span><text:span text:style-name="T10">A TLB is simply a </text:span><text:span text:style-name="T38">hardware cache</text:span><text:span text:style-name="T10"> of </text:span><text:span text:style-name="T4">popular virtual-to-physical address translations</text:span><text:span text:style-name="T10">. A better name for a TLB is an </text:span><text:span text:style-name="T4">address-translation cache</text:span><text:span text:style-name="T10">. </text:span><text:span text:style-name="T11">Upon each virtual memory translation, the hardware first checks the cache to see if the desired translation resides in there. </text:span></text:p>
      <text:p text:style-name="P4">If a translation is found within the cache (the TLB), the translation is performed quick without having to consult the <text:span text:style-name="T2">slow page table</text:span>. Basically, TLB’s makes virtual memory possible. </text:p>
      <text:p text:style-name="P23">19.1 TLB Basic Algorithm</text:p>
      <text:p text:style-name="P5">The Control Flow Algorithm:</text:p>
      <text:list xml:id="list2898295828" text:style-name="L1">
        <text:list-item>
          <text:p text:style-name="P38"><text:span text:style-name="T35">TLB hit</text:span> → Fast, retrieve the data, little overhead</text:p>
        </text:list-item>
        <text:list-item>
          <text:p text:style-name="P38"><text:span text:style-name="T35">TLB miss</text:span> → Slow, access page table and update the TLB, A lot of overhead</text:p>
        </text:list-item>
      </text:list>
      <text:p text:style-name="P24">19.2 Example: Accessing An Array</text:p>
      <text:p text:style-name="P6">How can we improve the performance of a TLB cache.</text:p>
      <text:list xml:id="list1305739929" text:style-name="L2">
        <text:list-item>
          <text:p text:style-name="P39"><text:span text:style-name="T35">Spatial Locality</text:span>: Elements are packed tightly into space so only the first access to an element on a page yields a TLB miss.</text:p>
          <text:list>
            <text:list-item>
              <text:p text:style-name="P40">Page size is of significance since if we have have a larger page we suffer less cache misses. </text:p>
            </text:list-item>
            <text:list-item>
              <text:p text:style-name="P40">Thus, a typical page size is 4 Kilobytes.</text:p>
            </text:list-item>
          </text:list>
        </text:list-item>
        <text:list-item>
          <text:p text:style-name="P41"><text:span text:style-name="T35">Temporal Spatiality</text:span>: If we have a big cache, reaccess may result in higher hit-rate due to that elements are already in cache <text:s/>since last usage. </text:p>
        </text:list-item>
      </text:list>
      <text:p text:style-name="P7"><text:span text:style-name="T2">TLB relies on both spatial and temporal locality just like any other cache</text:span>. </text:p>
      <text:p text:style-name="P25">Tip: Use Caching When Possible</text:p>
      <text:p text:style-name="P8">Caching is one of the fundamental performance techniques in computer systems. Simply, it is making the “common case” fast. </text:p>
      <text:p text:style-name="P9">A fast cache is small due to the law of physics (speed of light etc). </text:p>
      <text:p text:style-name="P10">The types of usage is important. </text:p>
      <text:p text:style-name="P26">19.3 Who Handles The TLB Miss?</text:p>
      <text:p text:style-name="P11"><text:soft-page-break/>Older systems e.g. <text:s/>Intel x86 (CISC) uses <text:span text:style-name="T2">hardware</text:span> to manage a TLB miss. More modern architectures (e.g. MIPS or Sun’s SPARC) uses <text:span text:style-name="T2">software managed TLBs</text:span> <text:span text:style-name="T12">using a </text:span><text:span text:style-name="T39">trap handler</text:span><text:span text:style-name="T12">. To avoid infinite cache misses one can keep miss handlers in physical memory (unmapped, not subject to address translations) or use permanently valid translations for the handler code itself. </text:span><text:span text:style-name="T5">Software managed TLBs are more flexible</text:span><text:span text:style-name="T13">. </text:span></text:p>
      <text:p text:style-name="P27">19.4 TLB Contents: What’s In There?</text:p>
      <text:p text:style-name="P12">A typical TLB is a <text:span text:style-name="T35">fully-associative cache</text:span>. This means that any given translation can be anywhere in the TLB. <text:span text:style-name="T14">A TLB may have </text:span><text:span text:style-name="T40">32</text:span><text:span text:style-name="T14">, </text:span><text:span text:style-name="T40">64</text:span><text:span text:style-name="T14"> or </text:span><text:span text:style-name="T40">128</text:span><text:span text:style-name="T14"> </text:span><text:span text:style-name="T40">entries</text:span><text:span text:style-name="T14">. </text:span></text:p>
      <text:p text:style-name="P13">It may have: </text:p>
      <text:list xml:id="list4279914411" text:style-name="L3">
        <text:list-item>
          <text:p text:style-name="P42">A valid bit</text:p>
        </text:list-item>
        <text:list-item>
          <text:p text:style-name="P42">Protection bits</text:p>
        </text:list-item>
        <text:list-item>
          <text:p text:style-name="P42">Dirty bit</text:p>
        </text:list-item>
        <text:list-item>
          <text:p text:style-name="P42">Address space identifier</text:p>
        </text:list-item>
      </text:list>
      <text:p text:style-name="P29">Aside: A TLB valid bit is not the same as a Page table valid bit: </text:p>
      <text:list xml:id="list2345580033" text:style-name="L4">
        <text:list-item>
          <text:p text:style-name="P43">Valid bit in page table tells if the table entry has been allocated or not. </text:p>
        </text:list-item>
        <text:list-item>
          <text:p text:style-name="P43">Valid bit in TLB tells if the TLB entry has a valid translation within it. </text:p>
        </text:list-item>
      </text:list>
      <text:p text:style-name="P34"><text:span text:style-name="T16">T</text:span><text:span text:style-name="T15">LB valid bit is important when doing a context switch (check below). </text:span></text:p>
      <text:p text:style-name="P28">19.5 TLB Issue: Context Switching</text:p>
      <text:p text:style-name="P14">The TLB contains valid address translations <text:span text:style-name="T2">only</text:span> to the <text:span text:style-name="T2">process currently running</text:span>. When doing a context switch it is important that the hardware and OS carefully <text:span text:style-name="T2">ensures that the new process does not use the old translations. </text:span></text:p>
      <text:p text:style-name="P30">Crux: How Do We Handle TLB Contents On A Context Switch?</text:p>
      <text:p text:style-name="P14"><text:span text:style-name="T19">There are many</text:span> possible solutions, 1 is to <text:span text:style-name="T35">flush</text:span> the TLB on <text:span text:style-name="T35">context switches</text:span>. <text:span text:style-name="T19">On a </text:span><text:span text:style-name="T6">software based TLB system</text:span><text:span text:style-name="T19"> we have </text:span><text:span text:style-name="T41">explicit (and privaleged) hardware instructions</text:span><text:span text:style-name="T19">. On a </text:span><text:span text:style-name="T6">hardware-managed TLB</text:span><text:span text:style-name="T19">, the </text:span><text:span text:style-name="T41">flush</text:span><text:span text:style-name="T19"> could be enacted when the </text:span><text:span text:style-name="T41">page table base register</text:span><text:span text:style-name="T19"> is changed. </text:span></text:p>
      <text:p text:style-name="P15">We have solved the problem but will always have a miss at the start of a context switch. <text:span text:style-name="T20">The cost may be high, especially if the OS switches processes frequently.</text:span></text:p>
      <text:p text:style-name="P16">To reduce overhead, some systems provide <text:span text:style-name="T42">sharing</text:span><text:span text:style-name="T22"> of the TLB across context switching. Particularly </text:span>an address space identifier (ASID) field in the TLB. The ASID can be viewed as a process identifier (PID) but with fewer bits. <text:span text:style-name="T21">So if we have identical translations, the ASID field is used to diffrentiate them. </text:span></text:p>
      <text:p text:style-name="P17">The OS must know a which process that is currently running, thus a privaleged register is used. </text:p>
      <text:p text:style-name="P47">Sharing of code pages is useful as it reduces the number of physical pages in use and thus reduces memory overhead. </text:p>
      <text:p text:style-name="P31">19.6 Replacement Policy</text:p>
      <text:p text:style-name="P32"><text:soft-page-break/><text:span text:style-name="T23">Crux: </text:span>As with any other cache, a problem arise during installing of a new cache entry. Which entry do we replace?</text:p>
      <text:p text:style-name="P18">Policies will be studied in details at the swapping chapter (swapping pages to disk). </text:p>
      <text:p text:style-name="P19">Following Policies are considered: </text:p>
      <text:list xml:id="list4071353159" text:style-name="L5">
        <text:list-item>
          <text:p text:style-name="P48">Least-Recently-Used (LRU)</text:p>
          <text:list>
            <text:list-item>
              <text:p text:style-name="P45">A common approach.</text:p>
            </text:list-item>
            <text:list-item>
              <text:p text:style-name="P45">Advantages locality of the memory reference stream</text:p>
            </text:list-item>
            <text:list-item>
              <text:p text:style-name="P45">More complex solution</text:p>
            </text:list-item>
          </text:list>
        </text:list-item>
        <text:list-item>
          <text:p text:style-name="P48">Random</text:p>
          <text:list>
            <text:list-item>
              <text:p text:style-name="P45">A TLB entry is evicted at random</text:p>
            </text:list-item>
            <text:list-item>
              <text:p text:style-name="P45">Simple solution</text:p>
            </text:list-item>
            <text:list-item>
              <text:p text:style-name="P45">Avoids corner case behaviors</text:p>
            </text:list-item>
          </text:list>
        </text:list-item>
      </text:list>
      <text:p text:style-name="P46">19.7 A Real TLB Entry</text:p>
      <text:p text:style-name="P19">An example of a Software-based TLB in MIPS. </text:p>
      <text:p text:style-name="P33">Tip: RAM isn’t always RAM (Culler’s Law)</text:p>
      <text:p text:style-name="P20">The TLB is the source of many performance problems. </text:p>
      <text:p text:style-name="P33">19.8 Summary</text:p>
      <text:p text:style-name="P21">A TLB is a small dedicated on-chip address translation cache to make address translations faster by hopefully not accessing main memory. So the common case will be fast, just as if memory isn’t virtualized at all. </text:p>
      <text:p text:style-name="P21">However, problems will arise when the <text:span text:style-name="T2">amount of accesses</text:span> for a program (in a short period of time) <text:span text:style-name="T2">exeeds</text:span> the <text:span text:style-name="T2">number of pages that fit in the TLB</text:span>. This will result in a lot of misses and a quite large penalty in performance (running much slower). <text:span text:style-name="T24">This phenomenom is called </text:span><text:span text:style-name="T43">TLB coverage</text:span><text:span text:style-name="T24">. </text:span></text:p>
      <text:p text:style-name="P22">A solution to the TLB coverage problem is to include <text:span text:style-name="T26">support</text:span> for <text:span text:style-name="T35">larger page sizes</text:span>. <text:span text:style-name="T25">Key data structures is mapped into regions of the program address space that are mapped by larger pages. Thus increasing TLB coverage. </text:span></text:p>
      <text:p text:style-name="P35"><text:span text:style-name="T17">Larger pages are often supported by database management systems (DBMS) </text:span><text:span text:style-name="T18">with certain datastructures that are both large and randomly accessed. </text:span></text:p>
      <text:p text:style-name="P36"><text:span text:style-name="T18">T</text:span><text:span text:style-name="T15">LB can easily become a bottleneck in in the CPU pipeline, in particular with what is called a physically indexed cache. This is because address translation must be performed before accessing the cashe. A virtually indexed cache solves some performance problems but introduce new challenges and problems in hardware desig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9:09:27.777185405</meta:creation-date>
    <dc:date>2021-01-07T15:45:11.755358036</dc:date>
    <meta:editing-duration>PT3H56M15S</meta:editing-duration>
    <meta:editing-cycles>88</meta:editing-cycles>
    <meta:generator>LibreOffice/6.4.6.2$Linux_X86_64 LibreOffice_project/40$Build-2</meta:generator>
    <meta:document-statistic meta:table-count="0" meta:image-count="0" meta:object-count="0" meta:page-count="3" meta:paragraph-count="64" meta:word-count="1036" meta:character-count="6012" meta:non-whitespace-character-count="5028"/>
  </office:meta>
</office:document-meta>
</file>